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0ce769"/>
    </style:style>
    <style:style style:name="P2" style:family="paragraph" style:parent-style-name="Text_20_body">
      <style:text-properties officeooo:paragraph-rsid="000e8104"/>
    </style:style>
    <style:style style:name="P3" style:family="paragraph" style:parent-style-name="Text_20_body">
      <style:text-properties officeooo:paragraph-rsid="000fb548"/>
    </style:style>
    <style:style style:name="P4" style:family="paragraph" style:parent-style-name="Text_20_body">
      <style:text-properties officeooo:paragraph-rsid="00147965"/>
    </style:style>
    <style:style style:name="P5" style:family="paragraph" style:parent-style-name="Text_20_body">
      <style:text-properties officeooo:paragraph-rsid="00169f12"/>
    </style:style>
    <style:style style:name="P6" style:family="paragraph" style:parent-style-name="Standard">
      <style:text-properties officeooo:paragraph-rsid="000ce769"/>
    </style:style>
    <style:style style:name="P7" style:family="paragraph" style:parent-style-name="Title">
      <style:paragraph-properties fo:break-before="page"/>
      <style:text-properties officeooo:paragraph-rsid="000ce769"/>
    </style:style>
    <style:style style:name="P8" style:family="paragraph" style:parent-style-name="Title">
      <style:paragraph-properties fo:break-before="page"/>
      <style:text-properties officeooo:paragraph-rsid="00147965"/>
    </style:style>
    <style:style style:name="P9" style:family="paragraph" style:parent-style-name="Preformatted_20_Text">
      <style:text-properties officeooo:paragraph-rsid="000ce769"/>
    </style:style>
    <style:style style:name="T1" style:family="text">
      <style:text-properties fo:font-size="14pt" fo:font-style="normal" fo:font-weight="normal" officeooo:rsid="00225171" style:font-size-asian="12.25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size="14pt" fo:font-style="normal" fo:font-weight="normal" officeooo:rsid="00201495" style:font-size-asian="12.25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14pt" fo:font-style="normal" fo:font-weight="normal" officeooo:rsid="00225c32" style:font-size-asian="12.25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size="14pt" fo:font-style="normal" fo:font-weight="normal" officeooo:rsid="000ce769" style:font-size-asian="12.25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4pt" fo:font-style="normal" fo:font-weight="normal" officeooo:rsid="000e8104" style:font-size-asian="12.25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4pt" fo:font-style="normal" fo:font-weight="normal" officeooo:rsid="000e8104" fo:background-color="#ffff00" loext:char-shading-value="0" style:font-size-asian="12.25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4pt" fo:font-style="normal" fo:font-weight="bold" officeooo:rsid="00225171" style:font-size-asian="12.25pt" style:font-style-asian="normal" style:font-weight-asian="bold" style:font-size-complex="14pt" style:font-style-complex="normal" style:font-weight-complex="bold"/>
    </style:style>
    <style:style style:name="T8" style:family="text">
      <style:text-properties fo:font-size="14pt" fo:font-style="normal" fo:font-weight="bold" officeooo:rsid="000ce769" style:font-size-asian="12.25pt" style:font-style-asian="normal" style:font-weight-asian="bold" style:font-size-complex="14pt" style:font-style-complex="normal" style:font-weight-complex="bold"/>
    </style:style>
    <style:style style:name="T9" style:family="text">
      <style:text-properties fo:font-size="14pt" fo:font-style="normal" fo:font-weight="bold" officeooo:rsid="000e8104" style:font-size-asian="12.25pt" style:font-style-asian="normal" style:font-weight-asian="bold" style:font-size-complex="14pt" style:font-style-complex="normal" style:font-weight-complex="bold"/>
    </style:style>
    <style:style style:name="T10" style:family="text">
      <style:text-properties fo:font-size="14pt" fo:font-style="italic" fo:font-weight="normal" officeooo:rsid="000ce769" style:font-size-asian="12.25pt" style:font-style-asian="italic" style:font-weight-asian="normal" style:font-size-complex="14pt" style:font-style-complex="italic" style:font-weight-complex="normal"/>
    </style:style>
    <style:style style:name="T11" style:family="text">
      <style:text-properties fo:font-size="14pt" fo:font-weight="normal" officeooo:rsid="000fb548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147965" style:font-size-asian="12.25pt" style:font-weight-asian="normal" style:font-size-complex="14pt" style:font-weight-complex="normal"/>
    </style:style>
    <style:style style:name="T13" style:family="text">
      <style:text-properties fo:font-size="14pt" fo:font-weight="normal" officeooo:rsid="00160c29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0169f12" style:font-size-asian="12.25pt" style:font-weight-asian="normal" style:font-size-complex="14pt" style:font-weight-complex="normal"/>
    </style:style>
    <style:style style:name="T15" style:family="text">
      <style:text-properties fo:font-size="14pt" fo:font-weight="bold" officeooo:rsid="00147965" style:font-size-asian="12.25pt" style:font-weight-asian="bold" style:font-size-complex="14pt" style:font-weight-complex="bold"/>
    </style:style>
    <style:style style:name="T16" style:family="text">
      <style:text-properties fo:font-size="14pt" fo:font-weight="bold" officeooo:rsid="00147965" fo:background-color="#ffff00" loext:char-shading-value="0" style:font-size-asian="12.25pt" style:font-weight-asian="bold" style:font-size-complex="14pt" style:font-weight-complex="bold"/>
    </style:style>
    <style:style style:name="T17" style:family="text">
      <style:text-properties fo:font-size="14pt" fo:font-weight="bold" officeooo:rsid="00147965" fo:background-color="#ffff00" loext:char-shading-value="0" style:font-size-asian="12.25pt" style:font-weight-asian="bold" style:font-size-complex="14pt" style:font-weight-complex="bold"/>
    </style:style>
    <style:style style:name="T18" style:family="text">
      <style:text-properties fo:font-size="24pt" fo:font-style="normal" fo:font-weight="normal" officeooo:rsid="00201495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size="24pt" fo:font-style="normal" fo:font-weight="normal" officeooo:rsid="000ce769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background-color="#ffff00" loext:char-shading-value="0"/>
    </style:style>
    <style:style style:name="T21" style:family="text">
      <style:text-properties fo:background-color="#ffff00" loext:char-shading-value="0"/>
    </style:style>
    <style:style style:name="T22" style:family="text">
      <style:text-properties officeooo:rsid="001479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Strong_20_Emphasis"><text:span text:style-name="T18">Удаленное управление системой.</text:span></text:span></text:p>
      <text:p text:style-name="P1"><text:span text:style-name="Strong_20_Emphasis"><text:span text:style-name="T19"/></text:span></text:p>
      <text:p text:style-name="P1"><text:span text:style-name="Strong_20_Emphasis"><text:span text:style-name="T4">При включении питания модели ТС, после загрузки её операционной системы, автоматически будет создана Wi-Fi точка доступа с именем соответствующим номеру машинки (номер машинки наклеен в нижней передней части шасси и имеет вид </text:span></text:span><text:span text:style-name="Strong_20_Emphasis"><text:span text:style-name="T8">AXXXX</text:span></text:span><text:span text:style-name="Strong_20_Emphasis"><text:span text:style-name="T4">). </text:span></text:span><text:span text:style-name="Strong_20_Emphasis"><text:span text:style-name="T8">Для подключения к точке доступа по умолчанию используется пароль: «12345678» (только числа без кавычек). </text:span></text:span></text:p>
      <text:p text:style-name="P2"><text:span text:style-name="Strong_20_Emphasis"><text:span text:style-name="T5">Чтобы получить сведения о том, как измененить имя точки доступа или пароль воспользуйтесь разделом </text:span></text:span><text:span text:style-name="Strong_20_Emphasis"><text:span text:style-name="T6">«Настройка точки доступа»</text:span></text:span><text:span text:style-name="Strong_20_Emphasis"><text:span text:style-name="T5"> данной инструкции.</text:span></text:span></text:p>
      <text:p text:style-name="P1"><text:span text:style-name="Strong_20_Emphasis"><text:span text:style-name="T2">Для удаленного управления системой можно использовать ssh. Для этого нужно подключиться к точке доступа </text:span></text:span><text:span text:style-name="Strong_20_Emphasis"><text:span text:style-name="T3">с вашего компьютера</text:span></text:span><text:span text:style-name="Strong_20_Emphasis"><text:span text:style-name="T2">. В случае </text:span></text:span><text:span text:style-name="Strong_20_Emphasis"><text:span text:style-name="T3">если на вашем компьютере</text:span></text:span><text:span text:style-name="Strong_20_Emphasis"><text:span text:style-name="T2"> опер</text:span></text:span><text:span text:style-name="Strong_20_Emphasis"><text:span text:style-name="T4">аци</text:span></text:span><text:span text:style-name="Strong_20_Emphasis"><text:span text:style-name="T2">онн</text:span></text:span><text:span text:style-name="Strong_20_Emphasis"><text:span text:style-name="T3">ая</text:span></text:span><text:span text:style-name="Strong_20_Emphasis"><text:span text:style-name="T2"> систем</text:span></text:span><text:span text:style-name="Strong_20_Emphasis"><text:span text:style-name="T3">а</text:span></text:span><text:span text:style-name="Strong_20_Emphasis"><text:span text:style-name="T2"> Linux можно воспользоваться командами:</text:span></text:span></text:p>
      <text:p text:style-name="P9"><text:span text:style-name="Strong_20_Emphasis"><text:span text:style-name="T2">ssh </text:span></text:span><text:span text:style-name="Strong_20_Emphasis"><text:span text:style-name="T4">orangepi</text:span></text:span><text:span text:style-name="Strong_20_Emphasis"><text:span text:style-name="T2">@192.168.111.1</text:span></text:span></text:p>
      <text:p text:style-name="P6"><text:span text:style-name="Strong_20_Emphasis"><text:span text:style-name="T2">Эта команда позволит получить командную строку удаленной системы.</text:span></text:span></text:p>
      <text:p text:style-name="P6"><text:span text:style-name="Strong_20_Emphasis"><text:span text:style-name="T2"/></text:span></text:p>
      <text:p text:style-name="P9"><text:span text:style-name="Strong_20_Emphasis"><text:span text:style-name="T2">sshfs </text:span></text:span><text:span text:style-name="Strong_20_Emphasis"><text:span text:style-name="T4">orangepi</text:span></text:span><text:span text:style-name="Strong_20_Emphasis"><text:span text:style-name="T2">@192.168.111.1:/ ~/</text:span></text:span><text:span text:style-name="Strong_20_Emphasis"><text:span text:style-name="T4">orange_fs</text:span></text:span></text:p>
      <text:p text:style-name="P6"><text:span text:style-name="Strong_20_Emphasis"><text:span text:style-name="T2">Данная команда смонтирует удаленную файловую систему в директорию </text:span></text:span><text:span text:style-name="Strong_20_Emphasis"><text:span text:style-name="T10">orange_fs</text:span></text:span><text:span text:style-name="Strong_20_Emphasis"><text:span text:style-name="T2"> в вашей домашней директории. Папка </text:span></text:span><text:span text:style-name="Strong_20_Emphasis"><text:span text:style-name="T10">orange_fs</text:span></text:span><text:span text:style-name="Strong_20_Emphasis"><text:span text:style-name="T2"> должна быть предварительно создана в вашей домашней директории. Для размонтирования можно воспользоваться командой:</text:span></text:span></text:p>
      <text:p text:style-name="P9"><text:span text:style-name="Strong_20_Emphasis"><text:span text:style-name="T2">sudo umount -f ~/</text:span></text:span><text:span text:style-name="Strong_20_Emphasis"><text:span text:style-name="T4">orange_fs</text:span></text:span></text:p>
      <text:p text:style-name="P9"><text:span text:style-name="Strong_20_Emphasis"><text:span text:style-name="T2"/></text:span></text:p>
      <text:p text:style-name="P6"><text:span text:style-name="Strong_20_Emphasis"><text:span text:style-name="T7">При монтировании удаленной файловой системы или при подключении по ssh необходимо будет ввести пароль. Пароль по умолчанию: </text:span></text:span><text:span text:style-name="Strong_20_Emphasis"><text:span text:style-name="T9">orangepi</text:span></text:span></text:p>
      <text:p text:style-name="P6"><text:span text:style-name="Strong_20_Emphasis"><text:span text:style-name="T7"/></text:span></text:p>
      <text:p text:style-name="P6"><text:span text:style-name="Strong_20_Emphasis"><text:span text:style-name="T1">Для работы с ssh в операционной системе Windows можно воспользоваться утилитой Putty.</text:span></text:span></text:p>
      <text:p text:style-name="P6"><text:span text:style-name="Strong_20_Emphasis"><text:span text:style-name="T1"/></text:span></text:p>
      <text:p text:style-name="P8"><text:span text:style-name="Strong_20_Emphasis"><text:span text:style-name="T22">Подготовка к запуску и запуск.</text:span></text:span></text:p>
      <text:p text:style-name="P3"><text:span text:style-name="Strong_20_Emphasis"><text:span text:style-name="T11">Модели ТС </text:span></text:span><text:span text:style-name="Strong_20_Emphasis"><text:span text:style-name="T12">поставляются полностью настроенными и готовыми к использованию. (Перед запуском на трассу может потребоваться калибровка камеры. )</text:span></text:span></text:p>
      <text:p text:style-name="P4"><text:span text:style-name="Strong_20_Emphasis"><text:span text:style-name="T15">Последовательность включения:</text:span></text:span></text:p>
      <text:p text:style-name="P4"><text:span text:style-name="Strong_20_Emphasis"><text:span text:style-name="T12">1. Включить питание одноплатного компьютера;</text:span></text:span></text:p>
      <text:p text:style-name="P4"><text:span text:style-name="Strong_20_Emphasis"><text:span text:style-name="T12">Необходимо контролировать напряжение питания! </text:span></text:span><text:span text:style-name="Strong_20_Emphasis"><text:span text:style-name="T14">Рекомендуемое напряжение: 5.0-5.1 вольта.</text:span></text:span><text:span text:style-name="Strong_20_Emphasis"><text:span text:style-name="T12"> Нельзя подавать на одноплатный компьютер больше 5.3 вольта! </text:span></text:span><text:span text:style-name="Strong_20_Emphasis"><text:span text:style-name="T14">Это может повлечь за собой поломку одноплатного компьютера.</text:span></text:span><text:span text:style-name="Strong_20_Emphasis"><text:span text:style-name="T12"> </text:span></text:span><text:span text:style-name="Strong_20_Emphasis"><text:span text:style-name="T13">Текущий уровень напряжения отображается на индикаторе на задней </text:span></text:span><text:span text:style-name="Strong_20_Emphasis"><text:span text:style-name="T14">панели ТС. При первом запуске рекомендуется отключить шнур питания от одноплатного компьютера и убедиться, что напряжение на стабилизаторе соответствует норме.</text:span></text:span></text:p>
      <text:p text:style-name="P4"><text:span text:style-name="Strong_20_Emphasis"><text:span text:style-name="T12">2. Дождаться загрузки операционной системы одноплатного компьютера;</text:span></text:span></text:p>
      <text:p text:style-name="P4"><text:span text:style-name="Strong_20_Emphasis"><text:span text:style-name="T12">3. </text:span></text:span><text:span text:style-name="Strong_20_Emphasis"><text:span text:style-name="T14">Калибровка камеры;</text:span></text:span></text:p>
      <text:p text:style-name="P5"><text:span text:style-name="Strong_20_Emphasis"><text:span text:style-name="T14">4. Установить ТС на трассу;</text:span></text:span></text:p>
      <text:p text:style-name="P5"><text:span text:style-name="Strong_20_Emphasis"><text:span text:style-name="T14">5. Включить питание двигателя.</text:span></text:span></text:p>
      <text:p text:style-name="P4"><text:span text:style-name="Strong_20_Emphasis"><text:span text:style-name="T17">Калибровка камеры:</text:span></text:span></text:p>
      <text:p text:style-name="P4"><text:span text:style-name="Strong_20_Emphasis"><text:span text:style-name="T15"/></text:span></text:p>
      <text:p text:style-name="P3"><text:span text:style-name="Strong_20_Emphasis"><text:span text:style-name="T11"/></text:span></text:p>
      <text:p text:style-name="Title"><text:span text:style-name="Strong_20_Emphasis"><text:span text:style-name="T21">Настройка точки доступа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left="2cm" fo:margin-right="0cm" fo:margin-top="0cm" fo:margin-bottom="0cm" loext:contextual-spacing="false" fo:text-indent="0cm" style:auto-text-indent="false"/>
      <style:text-properties style:font-name="Liberation Mono" fo:font-family="'Liberation Mono'" style:font-family-generic="modern" style:font-pitch="fixed" fo:font-size="14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1:07:32.504276933</meta:creation-date>
    <meta:generator>LibreOffice/5.0.6.2$Linux_X86_64 LibreOffice_project/00m0$Build-2</meta:generator>
    <dc:date>2017-03-30T16:52:38.909499862</dc:date>
    <meta:editing-duration>PT35M29S</meta:editing-duration>
    <meta:editing-cycles>6</meta:editing-cycles>
    <meta:document-statistic meta:table-count="0" meta:image-count="0" meta:object-count="0" meta:page-count="2" meta:paragraph-count="22" meta:word-count="279" meta:character-count="2202" meta:non-whitespace-character-count="1944"/>
  </office:meta>
</office:document-meta>
</file>